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Helvetica Neue" svg:font-family="'Helvetica Neue', Helvetica, 'PingFang SC', 'Hiragino Sans GB', 'Microsoft YaHei', 'Noto Sans CJK SC', 'WenQuanYi Micro Hei', Arial, sans-serif"/>
    <style:font-face style:name="tahoma" svg:font-family="tahoma, helvetica, aria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17.318cm"/>
    </style:style>
    <style:style style:name="Table1.B" style:family="table-column">
      <style:table-column-properties style:column-width="0.272cm"/>
    </style:style>
    <style:style style:name="Table1.A1" style:family="table-cell">
      <style:table-cell-properties fo:padding="0.049cm" fo:border="none"/>
    </style:style>
    <style:style style:name="Table1.B1" style:family="table-cell">
      <style:table-cell-properties style:vertical-align="middle" fo:padding="0.049cm" fo:border="none"/>
    </style:style>
    <style:style style:name="Table2" style:family="table">
      <style:table-properties style:width="17.59cm" table:align="left"/>
    </style:style>
    <style:style style:name="Table2.A" style:family="table-column">
      <style:table-column-properties style:column-width="4.45cm"/>
    </style:style>
    <style:style style:name="Table2.B" style:family="table-column">
      <style:table-column-properties style:column-width="2.475cm"/>
    </style:style>
    <style:style style:name="Table2.C" style:family="table-column">
      <style:table-column-properties style:column-width="3.658cm"/>
    </style:style>
    <style:style style:name="Table2.D" style:family="table-column">
      <style:table-column-properties style:column-width="1.374cm"/>
    </style:style>
    <style:style style:name="Table2.E" style:family="table-column">
      <style:table-column-properties style:column-width="3.478cm"/>
    </style:style>
    <style:style style:name="Table2.F" style:family="table-column">
      <style:table-column-properties style:column-width="2.154cm"/>
    </style:style>
    <style:style style:name="Table2.A1" style:family="table-cell">
      <style:table-cell-properties style:vertical-align="middle" fo:background-color="#ddeeff" style:border-line-width-left="0cm 0.004cm 0.002cm" style:border-line-width-top="0cm 0.004cm 0.002cm" style:border-line-width-bottom="0cm 0.004cm 0.002cm" fo:padding="0.159cm" fo:border-left="0.05pt double #808080" fo:border-right="none" fo:border-top="0.05pt double #808080" fo:border-bottom="0.05pt double #808080">
        <style:background-image/>
      </style:table-cell-properties>
    </style:style>
    <style:style style:name="Table2.B1" style:family="table-cell">
      <style:table-cell-properties style:vertical-align="middle" style:border-line-width-left="0cm 0.004cm 0.002cm" style:border-line-width-top="0cm 0.004cm 0.002cm" style:border-line-width-bottom="0cm 0.004cm 0.002cm" fo:padding="0.159cm" fo:border-left="0.05pt double #808080" fo:border-right="none" fo:border-top="0.05pt double #808080" fo:border-bottom="0.05pt double #808080"/>
    </style:style>
    <style:style style:name="Table2.D1" style:family="table-cell">
      <style:table-cell-properties style:vertical-align="middle" style:border-line-width-left="0cm 0.004cm 0.002cm" style:border-line-width-top="0cm 0.004cm 0.002cm" style:border-line-width-bottom="0cm 0.004cm 0.002cm" fo:padding="0.159cm" fo:border-left="0.05pt double #808080" fo:border-right="none" fo:border-top="0.05pt double #808080" fo:border-bottom="0.05pt double #808080"/>
    </style:style>
    <style:style style:name="Table2.F1" style:family="table-cell">
      <style:table-cell-properties style:vertical-align="middle" style:border-line-width="0cm 0.004cm 0.002cm" fo:padding="0.159cm" fo:border="0.05pt double #808080"/>
    </style:style>
    <style:style style:name="Table2.A2" style:family="table-cell">
      <style:table-cell-properties style:vertical-align="middle" fo:background-color="#ddeeff" style:border-line-width-left="0cm 0.004cm 0.002cm" style:border-line-width-bottom="0cm 0.004cm 0.002cm" fo:padding="0.159cm" fo:border-left="0.05pt double #808080" fo:border-right="none" fo:border-top="none" fo:border-bottom="0.05pt double #808080">
        <style:background-image/>
      </style:table-cell-properties>
    </style:style>
    <style:style style:name="Table2.B2" style:family="table-cell">
      <style:table-cell-properties style:vertical-align="middle" style:border-line-width-left="0cm 0.004cm 0.002cm" style:border-line-width-bottom="0cm 0.004cm 0.002cm" fo:padding="0.159cm" fo:border-left="0.05pt double #808080" fo:border-right="none" fo:border-top="none" fo:border-bottom="0.05pt double #808080"/>
    </style:style>
    <style:style style:name="Table2.D2" style:family="table-cell">
      <style:table-cell-properties style:vertical-align="middle" style:border-line-width-left="0cm 0.004cm 0.002cm" style:border-line-width-bottom="0cm 0.004cm 0.002cm" fo:padding="0.159cm" fo:border-left="0.05pt double #808080" fo:border-right="none" fo:border-top="none" fo:border-bottom="0.05pt double #808080"/>
    </style:style>
    <style:style style:name="Table2.F2" style:family="table-cell">
      <style:table-cell-properties style:vertical-align="middle" style:border-line-width-left="0cm 0.004cm 0.002cm" style:border-line-width-right="0cm 0.004cm 0.002cm" style:border-line-width-bottom="0cm 0.004cm 0.002cm" fo:padding="0.159cm" fo:border-left="0.05pt double #808080" fo:border-right="0.05pt double #808080" fo:border-top="none" fo:border-bottom="0.05pt double #808080"/>
    </style:style>
    <style:style style:name="Table2.B3" style:family="table-cell">
      <style:table-cell-properties style:vertical-align="middle" style:border-line-width-left="0cm 0.004cm 0.002cm" style:border-line-width-bottom="0cm 0.004cm 0.002cm" fo:padding="0.159cm" fo:border-left="0.05pt double #808080" fo:border-right="none" fo:border-top="none" fo:border-bottom="0.05pt double #808080"/>
    </style:style>
    <style:style style:name="Table2.D3" style:family="table-cell">
      <style:table-cell-properties style:vertical-align="middle" style:border-line-width-left="0cm 0.004cm 0.002cm" style:border-line-width-bottom="0cm 0.004cm 0.002cm" fo:padding="0.159cm" fo:border-left="0.05pt double #808080" fo:border-right="none" fo:border-top="none" fo:border-bottom="0.05pt double #808080"/>
    </style:style>
    <style:style style:name="Table2.F3" style:family="table-cell">
      <style:table-cell-properties style:vertical-align="middle" style:border-line-width-left="0cm 0.004cm 0.002cm" style:border-line-width-right="0cm 0.004cm 0.002cm" style:border-line-width-bottom="0cm 0.004cm 0.002cm" fo:padding="0.159cm" fo:border-left="0.05pt double #808080" fo:border-right="0.05pt double #808080" fo:border-top="none" fo:border-bottom="0.05pt double #808080"/>
    </style:style>
    <style:style style:name="Table3" style:family="table">
      <style:table-properties style:width="17.59cm" style:rel-width="100%" table:align="left"/>
    </style:style>
    <style:style style:name="Table3.A" style:family="table-column">
      <style:table-column-properties style:column-width="17.59cm" style:rel-column-width="65535*"/>
    </style:style>
    <style:style style:name="Table3.A1" style:family="table-cell">
      <style:table-cell-properties style:vertical-align="middle" fo:padding="0.053cm" fo:border="none"/>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5pt solid #000000"/>
    </style:style>
    <style:style style:name="P1" style:family="paragraph" style:parent-style-name="Text_20_body">
      <style:text-properties officeooo:rsid="0002f354" officeooo:paragraph-rsid="0002f354"/>
    </style:style>
    <style:style style:name="P2" style:family="paragraph" style:parent-style-name="Text_20_body">
      <style:text-properties fo:font-variant="normal" fo:text-transform="none" fo:color="#262626" fo:letter-spacing="normal" officeooo:rsid="0002f354" officeooo:paragraph-rsid="0002f354"/>
    </style:style>
    <style:style style:name="P3" style:family="paragraph" style:parent-style-name="Text_20_body">
      <style:text-properties fo:font-variant="normal" fo:text-transform="none" fo:color="#262626" fo:letter-spacing="normal" officeooo:rsid="000639e1" officeooo:paragraph-rsid="000639e1"/>
    </style:style>
    <style:style style:name="P4" style:family="paragraph" style:parent-style-name="Text_20_body">
      <style:text-properties fo:font-variant="normal" fo:text-transform="none" fo:color="#006600" fo:letter-spacing="normal" officeooo:paragraph-rsid="00068779"/>
    </style:style>
    <style:style style:name="P5" style:family="paragraph" style:parent-style-name="Text_20_body">
      <style:text-properties officeooo:rsid="00068779" officeooo:paragraph-rsid="00068779"/>
    </style:style>
    <style:style style:name="P6" style:family="paragraph" style:parent-style-name="Text_20_body">
      <style:paragraph-properties fo:margin-left="0cm" fo:margin-right="0cm" fo:orphans="2" fo:widows="2" fo:text-indent="0cm" style:auto-text-indent="false"/>
      <style:text-properties fo:font-variant="normal" fo:text-transform="none" fo:color="#123654" style:font-name="Arial" fo:font-size="12pt" fo:letter-spacing="normal" fo:font-style="normal" fo:font-weight="bold"/>
    </style:style>
    <style:style style:name="P7" style:family="paragraph" style:parent-style-name="Text_20_body">
      <style:paragraph-properties fo:margin-left="0cm" fo:margin-right="0cm" fo:orphans="2" fo:widows="2" fo:text-indent="0cm" style:auto-text-indent="false"/>
      <style:text-properties fo:font-variant="normal" fo:text-transform="none" fo:color="#123654" style:font-name="Arial" fo:font-size="10pt" fo:letter-spacing="normal" fo:font-style="normal" fo:font-weight="normal"/>
    </style:style>
    <style:style style:name="P8" style:family="paragraph" style:parent-style-name="Table_20_Contents">
      <style:text-properties fo:font-size="2pt" style:font-size-asian="2pt" style:font-size-complex="2pt"/>
    </style:style>
    <style:style style:name="P9" style:family="paragraph" style:parent-style-name="Table_20_Contents">
      <style:text-properties officeooo:rsid="000639e1" officeooo:paragraph-rsid="000639e1"/>
    </style:style>
    <style:style style:name="P10" style:family="paragraph" style:parent-style-name="Table_20_Contents">
      <style:paragraph-properties fo:margin-top="0cm" fo:margin-bottom="0.499cm" loext:contextual-spacing="false"/>
    </style:style>
    <style:style style:name="P11" style:family="paragraph" style:parent-style-name="Table_20_Contents">
      <style:paragraph-properties fo:margin-top="0cm" fo:margin-bottom="0.499cm" loext:contextual-spacing="false"/>
      <style:text-properties fo:color="#123654" style:font-name="Arial" fo:font-size="10pt"/>
    </style:style>
    <style:style style:name="P12" style:family="paragraph" style:parent-style-name="Table_20_Contents">
      <style:paragraph-properties fo:margin-top="0cm" fo:margin-bottom="0.499cm" loext:contextual-spacing="false"/>
      <style:text-properties fo:color="#123654" style:font-name="Arial" fo:font-size="10pt" fo:font-weight="bold"/>
    </style:style>
    <style:style style:name="P13" style:family="paragraph" style:parent-style-name="Table_20_Contents">
      <style:paragraph-properties fo:margin-top="0cm" fo:margin-bottom="0.499cm" loext:contextual-spacing="false"/>
      <style:text-properties fo:color="#123654" style:font-name="Arial" fo:font-size="12pt" fo:font-weight="bold"/>
    </style:style>
    <style:style style:name="T1" style:family="text">
      <style:text-properties fo:font-weight="bold"/>
    </style:style>
    <style:style style:name="T2" style:family="text">
      <style:text-properties fo:color="#123654" style:font-name="Arial" fo:font-size="20pt" fo:font-weight="bold"/>
    </style:style>
    <style:style style:name="T3" style:family="text">
      <style:text-properties fo:color="#123654" style:font-name="Arial" fo:font-size="10pt"/>
    </style:style>
    <style:style style:name="T4" style:family="text">
      <style:text-properties fo:color="#123654" style:font-name="Arial" fo:font-size="14pt" fo:font-style="italic"/>
    </style:style>
    <style:style style:name="T5" style:family="text">
      <style:text-properties fo:color="#123654" style:font-name="Arial" fo:font-size="14pt" fo:background-color="#ffffaa" loext:char-shading-value="0"/>
    </style:style>
    <style:style style:name="T6" style:family="text">
      <style:text-properties officeooo:rsid="0002f354"/>
    </style:style>
    <style:style style:name="T7" style:family="text">
      <style:text-properties style:font-name="Helvetica Neue" fo:font-size="11.25pt" fo:font-style="normal" fo:font-weight="normal"/>
    </style:style>
    <style:style style:name="T8" style:family="text">
      <style:text-properties style:font-name-asian="Helvetica Neue" style:font-size-asian="11.25pt" style:font-style-asian="normal" style:font-weight-asian="normal"/>
    </style:style>
    <style:style style:name="T9" style:family="text">
      <style:text-properties officeooo:rsid="00043c23" style:font-name-asian="Helvetica Neue" style:font-size-asian="11.25pt" style:font-style-asian="normal" style:font-weight-asian="normal"/>
    </style:style>
    <style:style style:name="T10" style:family="text">
      <style:text-properties officeooo:rsid="00068779"/>
    </style:style>
    <style:style style:name="T11" style:family="text">
      <style:text-properties style:font-name="tahoma" fo:font-size="10.5pt" fo:font-style="normal" fo:font-weight="normal"/>
    </style:style>
    <style:style style:name="T12" style:family="text">
      <style:text-properties style:font-name="tahoma" fo:font-size="10.5pt" fo:font-style="normal" fo:font-weight="normal" officeooo:rsid="0007c2c2" style:font-name-asian="tahoma" style:font-size-asian="10.5pt" style:font-style-asian="normal" style:font-weight-asian="normal"/>
    </style:style>
    <style:style style:name="T13" style:family="text">
      <style:text-properties style:font-name="tahoma" fo:font-size="10.5pt" fo:font-style="normal" fo:font-weight="normal" officeooo:rsid="00068779"/>
    </style:style>
    <style:style style:name="T14" style:family="text">
      <style:text-properties style:font-name-asian="tahoma" style:font-size-asian="10.5pt" style:font-style-asian="normal" style:font-weight-asian="normal"/>
    </style:style>
    <style:style style:name="T15" style:family="text">
      <style:text-properties officeooo:rsid="00068779" style:font-name-asian="tahoma" style:font-size-asian="10.5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table:style-name="Table1.A1" office:value-type="string">
            <text:p text:style-name="P10"><text:span text:style-name="T2">Crowdsourced Mapping Data Set</text:span> <text:line-break/><text:span text:style-name="T4">Download</text:span><text:span text:style-name="T3">: </text:span><text:a xlink:type="simple" xlink:href="https://archive.ics.uci.edu/ml/machine-learning-databases/00400/" text:style-name="Internet_20_link" text:visited-style-name="Visited_20_Internet_20_Link"><text:span text:style-name="T5">Data Folder</text:span></text:a><text:span text:style-name="T3">, </text:span><text:a xlink:type="simple" xlink:href="https://archive.ics.uci.edu/ml/datasets/Crowdsourced+Mapping#" text:style-name="Internet_20_link" text:visited-style-name="Visited_20_Internet_20_Link"><text:span text:style-name="T5">Data Set Description</text:span></text:a></text:p>
            <text:p text:style-name="P11"><text:span text:style-name="T1">Abstract</text:span>: Crowdsourced data from OpenStreetMap is used to automate the classification of satellite images into different land cover classes (impervious, farm, forest, grass, orchard, water).</text:p>
          </table:table-cell>
          <table:table-cell table:style-name="Table1.B1" office:value-type="string">
            <text:p text:style-name="P8"/>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2">Data Set Characteristics:  </text:p>
          </table:table-cell>
          <table:table-cell table:style-name="Table2.B1" office:value-type="string">
            <text:p text:style-name="P11">Multivariate</text:p>
          </table:table-cell>
          <table:table-cell table:style-name="Table2.A1" office:value-type="string">
            <text:p text:style-name="P12">Number of Instances:</text:p>
          </table:table-cell>
          <table:table-cell table:style-name="Table2.D1" office:value-type="string">
            <text:p text:style-name="P11">10546</text:p>
          </table:table-cell>
          <table:table-cell table:style-name="Table2.A1" office:value-type="string">
            <text:p text:style-name="P12">Area:</text:p>
          </table:table-cell>
          <table:table-cell table:style-name="Table2.F1" office:value-type="string">
            <text:p text:style-name="P11">Physical</text:p>
          </table:table-cell>
        </table:table-row>
        <table:table-row>
          <table:table-cell table:style-name="Table2.A2" office:value-type="string">
            <text:p text:style-name="P12">Attribute Characteristics:</text:p>
          </table:table-cell>
          <table:table-cell table:style-name="Table2.B2" office:value-type="string">
            <text:p text:style-name="P11">N/A</text:p>
          </table:table-cell>
          <table:table-cell table:style-name="Table2.A2" office:value-type="string">
            <text:p text:style-name="P12">Number of Attributes:</text:p>
          </table:table-cell>
          <table:table-cell table:style-name="Table2.D2" office:value-type="string">
            <text:p text:style-name="P11">29</text:p>
          </table:table-cell>
          <table:table-cell table:style-name="Table2.A2" office:value-type="string">
            <text:p text:style-name="P12">Date Donated</text:p>
          </table:table-cell>
          <table:table-cell table:style-name="Table2.F2" office:value-type="string">
            <text:p text:style-name="P11">2016-05-25</text:p>
          </table:table-cell>
        </table:table-row>
        <table:table-row>
          <table:table-cell table:style-name="Table2.A2" office:value-type="string">
            <text:p text:style-name="P12">Associated Tasks:</text:p>
          </table:table-cell>
          <table:table-cell table:style-name="Table2.B3" office:value-type="string">
            <text:p text:style-name="P11">Classification</text:p>
          </table:table-cell>
          <table:table-cell table:style-name="Table2.A2" office:value-type="string">
            <text:p text:style-name="P12">Missing Values?</text:p>
          </table:table-cell>
          <table:table-cell table:style-name="Table2.D3" office:value-type="string">
            <text:p text:style-name="P11">N/A</text:p>
          </table:table-cell>
          <table:table-cell table:style-name="Table2.A2" office:value-type="string">
            <text:p text:style-name="P12">Number of Web Hits:</text:p>
          </table:table-cell>
          <table:table-cell table:style-name="Table2.F3" office:value-type="string">
            <text:p text:style-name="P11">1036</text:p>
          </table:table-cell>
        </table:table-row>
      </table:table>
      <text:p text:style-name="Text_20_body"/>
      <text:p text:style-name="P6">Source:</text:p>
      <text:p text:style-name="P7">Brian Johnson <text:line-break/>johnson '@' iges.or.jp <text:line-break/>Institute for Global Environmental Strategies, Japan</text:p>
      <text:p text:style-name="Text_20_body"/>
      <text:p text:style-name="P6">Data Set Information:</text:p>
      <text:p text:style-name="P7">This dataset was derived from geospatial data from two sources: 1) Landsat time-series satellite imagery from the years 2014-2015, and 2) crowdsourced georeferenced polygons with land cover labels obtained from OpenStreetMap. The crowdsourced polygons cover only a small part of the image area, and are used used to extract training data from the image for classifying the rest of the image. The main challenge with the dataset is that both the imagery and the crowdsourced data contain noise (due to cloud cover in the images and innaccurate labeling/digitizing of polygons). <text:line-break/><text:line-break/>Files in zip folder <text:line-break/>-The 'training.csv' file contains the training data for classification. Do not use this file to evaluate classification accuracy because it contains noise (many class labeling errors). <text:line-break/>-The 'testing.csv' file contains testing data to evaluate the classification accuracy. This file does not contain any class labeling errors. </text:p>
      <text:p text:style-name="Text_20_body"/>
      <text:p text:style-name="P6">Attribute Information:</text:p>
      <text:p text:style-name="P7">class: The land cover class (impervious, farm, forest, grass, orchard, water) [note: this is the target variable to classify]. <text:line-break/>max_ndvi: the maximum NDVI (normalized difference vegetation index) value derived from the time-series of satellite images. <text:line-break/><text:soft-page-break/>20150720_N - 20140101_N : NDVI values extracted from satellite images acquired between January 2014 and July 2015, in reverse chronological order (dates given in the format yyyymmdd). </text:p>
      <text:p text:style-name="Text_20_body"/>
      <text:p text:style-name="P6">Relevant Papers:</text:p>
      <text:p text:style-name="Text_20_body"><text:line-break/></text:p>
      <table:table table:name="Table3" table:style-name="Table3">
        <table:table-column table:style-name="Table3.A"/>
        <table:table-row>
          <table:table-cell table:style-name="Table3.A1" office:value-type="string">
            <text:p text:style-name="P11">Johnson, B. A., &amp; Iizuka, K. (2016). Integrating OpenStreetMap crowdsourced data and Landsat time-series imagery for rapid land use/land cover (LULC) mapping: Case study of the Laguna de Bay area of the Philippines. Applied Geography, 67, 140-149.</text:p>
            <text:p text:style-name="P10"/>
            <text:p text:style-name="P13">Citation Request:</text:p>
            <text:p text:style-name="P11">Please cite: Johnson, B. A., &amp; Iizuka, K. (2016). Integrating OpenStreetMap crowdsourced data and Landsat time-series imagery for rapid land use/land cover (LULC) mapping: Case study of the Laguna de Bay area of the Philippines. Applied Geography, 67, 140-149.</text:p>
          </table:table-cell>
        </table:table-row>
      </table:table>
      <text:p text:style-name="Horizontal_20_Line"/>
      <text:p text:style-name="Text_20_body"><text:line-break/><text:span text:style-name="T6">1、数据采集</text:span></text:p>
      <text:p text:style-name="Text_20_body">从网站下载</text:p>
      <text:p text:style-name="P5">2、专业知识了解</text:p>
      <text:p text:style-name="P5">在本题中需要了解的一个关键词是NDVI：</text:p>
      <text:p text:style-name="P5">借助wiki（https://en.wikipedia.org/wiki/Normalized_Difference_Vegetation_Index）和相关论文：</text:p>
      <text:p text:style-name="P4"><text:span text:style-name="T13">NDVI</text:span><text:span text:style-name="T15">是归一化植被指数，它的取值范围是</text:span><text:span text:style-name="T12">[-1,1],对于陆地表面覆盖来说，云、雨、雪在可见光比近红外波段有较高的反射作用，所以NDVI为负值；岩石、裸土的NDVI一般为0；有植被覆盖的地方一般大于0。</text:span></text:p>
      <text:p text:style-name="P5"/>
      <text:p text:style-name="P5"/>
      <text:p text:style-name="P1"><text:span text:style-name="T10">3</text:span>、数据预处理</text:p>
      <text:p text:style-name="P2"><text:span text:style-name="T8">纠正错误、删除重复项、统一规格、修正逻辑、转换构造、数据压缩、补足残缺</text:span><text:span text:style-name="T7">/</text:span><text:span text:style-name="T8">空值、丢弃数据</text:span><text:span text:style-name="T7">/</text:span><text:span text:style-name="T8">变量</text:span><text:span text:style-name="T9">。</text:span></text:p>
      <text:p text:style-name="P2"><text:span text:style-name="T9">给的数据已经很美好，这步省略。</text:span></text:p>
      <text:p text:style-name="P3"><text:span text:style-name="T9">从下面的代码可看出没有缺失值</text:span><text:span text:style-name="T8">：</text:span></text:p>
      <table:table table:name="Table4" table:style-name="Table4">
        <table:table-column table:style-name="Table4.A"/>
        <table:table-row>
          <table:table-cell table:style-name="Table4.A1" office:value-type="string">
            <text:p text:style-name="P9">In [30]: data.shape[0] - data.count()</text:p>
            <text:p text:style-name="P9">Out[30]: </text:p>
            <text:p text:style-name="P9"><text:soft-page-break/>class <text:s text:c="8"/>0</text:p>
            <text:p text:style-name="P9">max_ndvi <text:s text:c="5"/>0</text:p>
            <text:p text:style-name="P9">20150720_N <text:s text:c="3"/>0</text:p>
            <text:p text:style-name="P9">20150602_N <text:s text:c="3"/>0</text:p>
            <text:p text:style-name="P9">20150517_N <text:s text:c="3"/>0</text:p>
            <text:p text:style-name="P9">20150501_N <text:s text:c="3"/>0</text:p>
            <text:p text:style-name="P9">20150415_N <text:s text:c="3"/>0</text:p>
            <text:p text:style-name="P9">20150330_N <text:s text:c="3"/>0</text:p>
            <text:p text:style-name="P9">20150314_N <text:s text:c="3"/>0</text:p>
            <text:p text:style-name="P9">20150226_N <text:s text:c="3"/>0</text:p>
            <text:p text:style-name="P9">20150210_N <text:s text:c="3"/>0</text:p>
            <text:p text:style-name="P9">20150125_N <text:s text:c="3"/>0</text:p>
            <text:p text:style-name="P9">20150109_N <text:s text:c="3"/>0</text:p>
            <text:p text:style-name="P9">20141117_N <text:s text:c="3"/>0</text:p>
            <text:p text:style-name="P9">20141101_N <text:s text:c="3"/>0</text:p>
            <text:p text:style-name="P9">20141016_N <text:s text:c="3"/>0</text:p>
            <text:p text:style-name="P9">20140930_N <text:s text:c="3"/>0</text:p>
            <text:p text:style-name="P9">20140813_N <text:s text:c="3"/>0</text:p>
            <text:p text:style-name="P9">20140626_N <text:s text:c="3"/>0</text:p>
            <text:p text:style-name="P9">20140610_N <text:s text:c="3"/>0</text:p>
            <text:p text:style-name="P9">20140525_N <text:s text:c="3"/>0</text:p>
            <text:p text:style-name="P9">20140509_N <text:s text:c="3"/>0</text:p>
            <text:p text:style-name="P9">20140423_N <text:s text:c="3"/>0</text:p>
            <text:p text:style-name="P9">20140407_N <text:s text:c="3"/>0</text:p>
            <text:p text:style-name="P9">20140322_N <text:s text:c="3"/>0</text:p>
            <text:p text:style-name="P9">20140218_N <text:s text:c="3"/>0</text:p>
            <text:p text:style-name="P9">20140202_N <text:s text:c="3"/>0</text:p>
            <text:p text:style-name="P9">20140117_N <text:s text:c="3"/>0</text:p>
            <text:p text:style-name="P9">20140101_N <text:s text:c="3"/>0</text:p>
            <text:p text:style-name="P9">dtype: int64</text:p>
          </table:table-cell>
        </table:table-row>
      </table:table>
      <text:p text:style-name="P3"><text:span text:style-name="T8"/></text:p>
      <text:p text:style-name="P3"><text:span text:style-name="T8"/></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Helvetica Neue" svg:font-family="'Helvetica Neue', Helvetica, 'PingFang SC', 'Hiragino Sans GB', 'Microsoft YaHei', 'Noto Sans CJK SC', 'WenQuanYi Micro Hei', Arial, sans-serif"/>
    <style:font-face style:name="tahoma" svg:font-family="tahoma, helvetica, aria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19:03:50.025673151</meta:creation-date>
    <dc:date>2017-10-24T14:34:11.977788666</dc:date>
    <meta:editing-duration>PT19H30M18S</meta:editing-duration>
    <meta:editing-cycles>8</meta:editing-cycles>
    <meta:generator>LibreOffice/5.3.6.1$Linux_X86_64 LibreOffice_project/30m0$Build-1</meta:generator>
    <meta:document-statistic meta:table-count="4" meta:image-count="0" meta:object-count="0" meta:page-count="3" meta:paragraph-count="73" meta:word-count="649" meta:character-count="3333" meta:non-whitespace-character-count="2854"/>
  </office:meta>
</office:document-meta>
</file>